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1328" officeooo:paragraph-rsid="00051328"/>
    </style:style>
    <style:style style:name="P2" style:family="paragraph" style:parent-style-name="Preformatted_20_Text">
      <style:text-properties officeooo:rsid="000604b3" officeooo:paragraph-rsid="00060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VIEW event_view AS</text:p>
      <text:p text:style-name="P1"><text:s text:c="20"/>SELECT event.id,</text:p>
      <text:p text:style-name="P1"><text:s text:c="24"/>event.timestamp,</text:p>
      <text:p text:style-name="P1"><text:s text:c="24"/>event.interpretation,</text:p>
      <text:p text:style-name="P1"><text:s text:c="24"/>event.manifestation,</text:p>
      <text:p text:style-name="P1"><text:s text:c="24"/>event.actor,</text:p>
      <text:p text:style-name="P1"><text:s text:c="24"/>(SELECT value FROM payload</text:p>
      <text:p text:style-name="P1"><text:s text:c="28"/>WHERE payload.id=event.payload)</text:p>
      <text:p text:style-name="P1"><text:s text:c="28"/>AS payload,</text:p>
      <text:p text:style-name="P1"><text:s text:c="24"/>(SELECT value FROM uri</text:p>
      <text:p text:style-name="P1"><text:s text:c="28"/>WHERE uri.id=event.subj_id)</text:p>
      <text:p text:style-name="P1"><text:s text:c="28"/>AS subj_uri,</text:p>
      <text:p text:style-name="P1"><text:s text:c="24"/>event.subj_id, --//this points to an id in the uri table</text:p>
      <text:p text:style-name="P1"><text:s text:c="24"/>event.subj_interpretation,</text:p>
      <text:p text:style-name="P1"><text:s text:c="24"/>event.subj_manifestation,</text:p>
      <text:p text:style-name="P1"><text:s text:c="24"/>event.subj_origin,</text:p>
      <text:p text:style-name="P1"><text:s text:c="24"/>(SELECT value FROM uri</text:p>
      <text:p text:style-name="P1"><text:s text:c="28"/>WHERE uri.id=event.subj_origin)</text:p>
      <text:p text:style-name="P1"><text:s text:c="28"/>AS subj_origin_uri,</text:p>
      <text:p text:style-name="P1"><text:s text:c="24"/>event.subj_mimetype,</text:p>
      <text:p text:style-name="P1"><text:s text:c="24"/>(SELECT value FROM text</text:p>
      <text:p text:style-name="P1"><text:s text:c="28"/>WHERE text.id = event.subj_text)</text:p>
      <text:p text:style-name="P1"><text:s text:c="28"/>AS subj_text,</text:p>
      <text:p text:style-name="P1"><text:s text:c="24"/>(SELECT value FROM storage</text:p>
      <text:p text:style-name="P1"><text:s text:c="28"/>WHERE storage.id=event.subj_storage)</text:p>
      <text:p text:style-name="P1"><text:s text:c="28"/>AS subj_storage,</text:p>
      <text:p text:style-name="P1"><text:s text:c="24"/>(SELECT state FROM storage</text:p>
      <text:p text:style-name="P1"><text:s text:c="28"/>WHERE storage.id=event.subj_storage)</text:p>
      <text:p text:style-name="P1"><text:s text:c="28"/>AS subj_storage_state,</text:p>
      <text:p text:style-name="P1"><text:s text:c="24"/>event.origin,</text:p>
      <text:p text:style-name="P1"><text:s text:c="24"/>(SELECT value FROM uri</text:p>
      <text:p text:style-name="P1"><text:s text:c="28"/>WHERE uri.id=event.origin)</text:p>
      <text:p text:style-name="P1"><text:s text:c="28"/>AS event_origin_uri,</text:p>
      <text:p text:style-name="P1"><text:s text:c="24"/>(SELECT value FROM uri</text:p>
      <text:p text:style-name="P1"><text:s text:c="28"/>WHERE uri.id=event.subj_id_current)</text:p>
      <text:p text:style-name="P1"><text:s text:c="28"/>AS subj_current_uri,</text:p>
      <text:p text:style-name="P1"><text:s text:c="24"/>event.subj_id_current,</text:p>
      <text:p text:style-name="P1"><text:s text:c="24"/>event.subj_text AS subj_text_id,</text:p>
      <text:p text:style-name="P1"><text:s text:c="24"/>event.subj_storage AS subj_storage_id,</text:p>
      <text:p text:style-name="P1"><text:s text:c="24"/>(SELECT value FROM actor</text:p>
      <text:p text:style-name="P1"><text:s text:c="28"/>WHERE actor.id=event.actor)</text:p>
      <text:p text:style-name="P1"><text:s text:c="28"/>AS actor_uri,</text:p>
      <text:p text:style-name="P1"><text:s text:c="24"/>event.subj_origin_current,</text:p>
      <text:p text:style-name="P1"><text:s text:c="24"/>(SELECT value FROM uri</text:p>
      <text:p text:style-name="P1"><text:s text:c="28"/>WHERE uri.id=event.subj_origin_current)</text:p>
      <text:p text:style-name="P1"><text:s text:c="28"/>AS subj_origin_current_uri</text:p>
      <text:p text:style-name="P1"><text:s text:c="20"/>FROM event;</text:p>
      <text:p text:style-name="P1"/>
      <text:p text:style-name="P1">The event_view is a view that is constructedto contain all the relevant information and is all that we need to display onto the GUI.</text:p>
      <text:p text:style-name="P1"/>
      <text:p text:style-name="P2">It’s output is as follow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5:33:53.845446032</dc:date>
    <meta:editing-duration>PT3H41M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9" meta:word-count="147" meta:character-count="2457" meta:non-whitespace-character-count="1184"/>
  </office:meta>
</office:document-meta>
</file>